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1a9b"/>
    </style:style>
    <style:style style:name="P2" style:family="paragraph" style:parent-style-name="Standard">
      <style:text-properties officeooo:paragraph-rsid="000654ad"/>
    </style:style>
    <style:style style:name="P3" style:family="paragraph" style:parent-style-name="Standard">
      <style:text-properties officeooo:paragraph-rsid="0008ef82"/>
    </style:style>
    <style:style style:name="P4" style:family="paragraph" style:parent-style-name="Standard">
      <style:text-properties fo:color="#069a2e" loext:opacity="100%"/>
    </style:style>
    <style:style style:name="P5" style:family="paragraph" style:parent-style-name="Standard">
      <style:text-properties fo:color="#069a2e" loext:opacity="100%" officeooo:rsid="0008ef82" officeooo:paragraph-rsid="0008ef82"/>
    </style:style>
    <style:style style:name="P6" style:family="paragraph" style:parent-style-name="Standard">
      <style:text-properties officeooo:paragraph-rsid="00097b14"/>
    </style:style>
    <style:style style:name="P7" style:family="paragraph" style:parent-style-name="Standard">
      <style:text-properties fo:color="#c9211e" loext:opacity="100%" officeooo:rsid="0008ef82" officeooo:paragraph-rsid="0008ef82"/>
    </style:style>
    <style:style style:name="P8" style:family="paragraph" style:parent-style-name="Standard">
      <style:text-properties fo:color="#069a2e" loext:opacity="100%"/>
    </style:style>
    <style:style style:name="P9" style:family="paragraph" style:parent-style-name="Standard">
      <style:text-properties fo:color="#069a2e" loext:opacity="100%" officeooo:rsid="0008ef82" officeooo:paragraph-rsid="0008ef82"/>
    </style:style>
    <style:style style:name="P10" style:family="paragraph" style:parent-style-name="Standard">
      <style:text-properties officeooo:paragraph-rsid="000654ad"/>
    </style:style>
    <style:style style:name="T1" style:family="text">
      <style:text-properties fo:color="#c9211e" loext:opacity="100%"/>
    </style:style>
    <style:style style:name="T2" style:family="text">
      <style:text-properties officeooo:rsid="00097b14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bce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esses above those listed as “absolute maximum ratings” may cause permanent damage to the device. This is a stress rating only and functional operation of the device under these conditions is not implied. Exposure to maximum rating conditions for extended periods may affect device reliability. </text:p>
      <text:p text:style-name="Standard"/>
      <text:p text:style-name="P5">A</text:p>
      <text:p text:style-name="P7">abstraction : <text:span text:style-name="T3">soyutlama/</text:span><text:span text:style-name="T4">ayırma</text:span></text:p>
      <text:p text:style-name="P1"><text:span text:style-name="T1">access</text:span>: erişim</text:p>
      <text:p text:style-name="P1"><text:span text:style-name="T1">accordingly</text:span>:buna göre</text:p>
      <text:p text:style-name="P1"><text:span text:style-name="T1">action</text:span> :eylem</text:p>
      <text:p text:style-name="P3"><text:span text:style-name="T1">As mentioned above</text:span> :Yukarıda da belirtildiği gibi</text:p>
      <text:p text:style-name="P1"><text:span text:style-name="T1">avoid</text:span> : önlemek</text:p>
      <text:p text:style-name="P1"/>
      <text:p text:style-name="P5">B</text:p>
      <text:p text:style-name="Standard"><text:span text:style-name="T1">baseband</text:span> : ana bant </text:p>
      <text:p text:style-name="P2"><text:span text:style-name="T1">By accessing registers</text:span> : Kayıtlara erişerek</text:p>
      <text:p text:style-name="P2"/>
      <text:p text:style-name="P5">C</text:p>
      <text:p text:style-name="P2"><text:span text:style-name="T1">circuit</text:span> :devre</text:p>
      <text:p text:style-name="P2"><text:span text:style-name="T1">collect</text:span>: toplamak</text:p>
      <text:p text:style-name="P2"><text:span text:style-name="T1">comparison</text:span> : karşılaştırmak</text:p>
      <text:p text:style-name="P2"><text:span text:style-name="T1">communicate:</text:span><text:span text:style-name="T3"> <text:s/>iletişim kurmak</text:span></text:p>
      <text:p text:style-name="P2"><text:span text:style-name="T1">conflicting</text:span><text:span text:style-name="T3">: çelişkili</text:span></text:p>
      <text:p text:style-name="P6"><text:span text:style-name="T1">consist </text:span>: meydana gelmek/<text:span text:style-name="T2">oluşmak</text:span></text:p>
      <text:p text:style-name="P6"><text:span text:style-name="T1">content</text:span> : içerik</text:p>
      <text:p text:style-name="P2"><text:span text:style-name="T1">correspond</text:span> : karşılık</text:p>
      <text:p text:style-name="P2"><text:span text:style-name="T1">cover</text:span> : örtmek</text:p>
      <text:p text:style-name="P2"/>
      <text:p text:style-name="P5">D</text:p>
      <text:p text:style-name="P2"><text:span text:style-name="T1">data rate</text:span> :veri hızı</text:p>
      <text:p text:style-name="P2"/>
      <text:p text:style-name="P5">E</text:p>
      <text:p text:style-name="Standard"/>
      <text:p text:style-name="P4">F</text:p>
      <text:p text:style-name="Standard"><text:span text:style-name="T1">followed by:</text:span> Ardından</text:p>
      <text:p text:style-name="Standard"><text:span text:style-name="T1">fulfill</text:span> : yerine getirmek</text:p>
      <text:p text:style-name="Standard"/>
      <text:p text:style-name="P4">G</text:p>
      <text:p text:style-name="Standard"><text:span text:style-name="T1">generate</text:span> : üretmek</text:p>
      <text:p text:style-name="Standard"/>
      <text:p text:style-name="P4">H</text:p>
      <text:p text:style-name="Standard"/>
      <text:p text:style-name="P4">I</text:p>
      <text:p text:style-name="Standard"><text:span text:style-name="T1">ignore</text:span> : görmezden gelmek</text:p>
      <text:p text:style-name="P1"><text:span text:style-name="T1">Integrated</text:span>:Birleşik</text:p>
      <text:p text:style-name="P1"><text:span text:style-name="T1">intermediate</text:span>:orta düzey</text:p>
      <text:p text:style-name="P1"/>
      <text:p text:style-name="P4">J</text:p>
      <text:p text:style-name="Standard"/>
      <text:p text:style-name="P4">K</text:p>
      <text:p text:style-name="Standard"/>
      <text:p text:style-name="Standard"/>
      <text:p text:style-name="P4"><text:soft-page-break/>L</text:p>
      <text:p text:style-name="Standard"><text:span text:style-name="T1">least</text:span> : en az</text:p>
      <text:p text:style-name="Standard"/>
      <text:p text:style-name="P4">M</text:p>
      <text:p text:style-name="Standard"><text:span text:style-name="T1">majorly</text:span> : büyük ölçüde</text:p>
      <text:p text:style-name="Standard"/>
      <text:p text:style-name="P4">N</text:p>
      <text:p text:style-name="Standard"><text:span text:style-name="T1">negligible</text:span> :ihmal edilebilir</text:p>
      <text:p text:style-name="Standard"/>
      <text:p text:style-name="P4">O</text:p>
      <text:p text:style-name="P2"><text:span text:style-name="T1">occurs</text:span> : meydana gelmek</text:p>
      <text:p text:style-name="P2"><text:span text:style-name="T1">outside through</text:span> : dışarıdan</text:p>
      <text:p text:style-name="P4">P</text:p>
      <text:p text:style-name="Standard"><text:span text:style-name="T1">partition</text:span>: bölme</text:p>
      <text:p text:style-name="Standard"><text:span text:style-name="T1">pull</text:span>:çekmek</text:p>
      <text:p text:style-name="Standard"/>
      <text:p text:style-name="P4">R</text:p>
      <text:p text:style-name="Standard"><text:span text:style-name="T1">rate</text:span> :oran</text:p>
      <text:p text:style-name="Standard"><text:span text:style-name="T1">require</text:span>: gerekmek</text:p>
      <text:p text:style-name="Standard"/>
      <text:p text:style-name="P4">S</text:p>
      <text:p text:style-name="Standard"><text:span text:style-name="T1">shown</text:span> : <text:s/>gösterilen</text:p>
      <text:p text:style-name="P1"><text:span text:style-name="T1">structure</text:span> : yapı</text:p>
      <text:p text:style-name="P1"><text:span text:style-name="T1">subsequent</text:span> : sonraki</text:p>
      <text:p text:style-name="P1"><text:span text:style-name="T1">switching</text:span> :anahtarlama</text:p>
      <text:p text:style-name="P1"><text:span text:style-name="T1">switch</text:span> : değiştirmek</text:p>
      <text:p text:style-name="P1"/>
      <text:p text:style-name="P4">T</text:p>
      <text:p text:style-name="P4"><text:span text:style-name="T1">Therefore</text:span> <text:s/><text:span text:style-name="T3">: Öyleyse</text:span></text:p>
      <text:p text:style-name="Standard"><text:span text:style-name="T1">threshold</text:span> <text:s/>: eşik</text:p>
      <text:p text:style-name="Standard"><text:span text:style-name="T1">through</text:span>: vasıtasıyla</text:p>
      <text:p text:style-name="Standard"/>
      <text:p text:style-name="P4">U</text:p>
      <text:p text:style-name="Standard"/>
      <text:p text:style-name="P4">V</text:p>
      <text:p text:style-name="P1"><text:span text:style-name="T1">various</text:span> :çeşitli</text:p>
      <text:p text:style-name="P1"/>
      <text:p text:style-name="P4">W</text:p>
      <text:p text:style-name="Standard"/>
      <text:p text:style-name="P4">Y</text:p>
      <text:p text:style-name="Standard"/>
      <text:p text:style-name="P4">Z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3T17:50:11.014000000</dc:date>
    <meta:editing-duration>PT6H25M9S</meta:editing-duration>
    <meta:editing-cycles>5</meta:editing-cycles>
    <meta:document-statistic meta:table-count="0" meta:image-count="0" meta:object-count="0" meta:page-count="2" meta:paragraph-count="67" meta:word-count="194" meta:character-count="1206" meta:non-whitespace-character-count="1073"/>
  </office:meta>
</office:document-meta>
</file>